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 DemiLight" svg:font-family="'Noto Sans CJK JP Demi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64c7d"/>
    </style:style>
    <style:style style:name="P2" style:family="paragraph" style:parent-style-name="Standard">
      <style:paragraph-properties fo:text-align="start" style:justify-single-word="false"/>
      <style:text-properties officeooo:paragraph-rsid="00329234" style:font-name-asian="Noto Sans CJK JP"/>
    </style:style>
    <style:style style:name="P3" style:family="paragraph" style:parent-style-name="Text_20_body">
      <style:paragraph-properties fo:text-align="start" style:justify-single-word="false"/>
      <style:text-properties officeooo:paragraph-rsid="00264c7d"/>
    </style:style>
    <style:style style:name="P4" style:family="paragraph" style:parent-style-name="Text_20_body">
      <style:paragraph-properties fo:text-align="start" style:justify-single-word="false"/>
      <style:text-properties officeooo:paragraph-rsid="0015d0ac"/>
    </style:style>
    <style:style style:name="P5" style:family="paragraph" style:parent-style-name="Text_20_body">
      <style:paragraph-properties fo:text-align="start" style:justify-single-word="false"/>
      <style:text-properties officeooo:paragraph-rsid="00329234" style:font-name-asian="Noto Sans CJK JP"/>
    </style:style>
    <style:style style:name="P6" style:family="paragraph" style:parent-style-name="Title">
      <style:paragraph-properties fo:text-align="start" style:justify-single-word="false"/>
      <style:text-properties officeooo:paragraph-rsid="0015d0ac"/>
    </style:style>
    <style:style style:name="T1" style:family="text">
      <style:text-properties officeooo:rsid="0012e776" style:font-name-asian="AR PL UKai CN"/>
    </style:style>
    <style:style style:name="T2" style:family="text">
      <style:text-properties officeooo:rsid="0012e7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死亡的恐懼</text:span></text:p>
      <text:p text:style-name="P4"><text:span text:style-name="T1"/></text:p>
      <text:p text:style-name="P2">人最奇妙的一點恐怕就是到死都不知道人是什麼！從何而來，到何處去！</text:p>
      <text:p text:style-name="P5"/>
      <text:p text:style-name="P5"><text:span text:style-name="T2">初聞《金剛經》，曰：五蘊皆空。心不隨相便能渡一切苦厄！</text:span></text:p>
      <text:p text:style-name="P5"/>
      <text:p text:style-name="P5">死亡的另一個盡頭是什麼？沒人知道？是否真的未曾來也未曾去！我們不的而知！但有一點我們知道的是：恐懼！或許人類一開始就被編程了，恐懼成了我們的邊界！誰又知道跨過這邊界是什麼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 DemiLight" svg:font-family="'Noto Sans CJK JP DemiLigh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7-09T16:26:01.875588314</dc:date>
    <meta:editing-duration>PT52M2S</meta:editing-duration>
    <meta:editing-cycles>33</meta:editing-cycles>
    <meta:document-statistic meta:table-count="0" meta:image-count="0" meta:object-count="0" meta:page-count="1" meta:paragraph-count="4" meta:word-count="150" meta:character-count="150" meta:non-whitespace-character-count="150"/>
  </office:meta>
</office:document-meta>
</file>